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7.435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98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4.685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cm"/>
    </style:style>
    <style:style style:name="co47" style:family="table-column">
      <style:table-column-properties fo:break-before="auto" style:column-width="5.181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148cm"/>
    </style:style>
    <style:style style:name="co53" style:family="table-column">
      <style:table-column-properties fo:break-before="auto" style:column-width="2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67" style:family="table-column">
      <style:table-column-properties fo:break-before="auto" style:column-width="1.66cm"/>
    </style:style>
    <style:style style:name="co68" style:family="table-column">
      <style:table-column-properties fo:break-before="auto" style:column-width="1.307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1.58cm"/>
    </style:style>
    <style:style style:name="co90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0.788cm"/>
    </style:style>
    <style:style style:name="co93" style:family="table-column">
      <style:table-column-properties fo:break-before="auto" style:column-width="3.829cm"/>
    </style:style>
    <style:style style:name="co94" style:family="table-column">
      <style:table-column-properties fo:break-before="auto" style:column-width="3.29cm"/>
    </style:style>
    <style:style style:name="co95" style:family="table-column">
      <style:table-column-properties fo:break-before="auto" style:column-width="3.411cm"/>
    </style:style>
    <style:style style:name="co96" style:family="table-column">
      <style:table-column-properties fo:break-before="auto" style:column-width="3.166cm"/>
    </style:style>
    <style:style style:name="co97" style:family="table-column">
      <style:table-column-properties fo:break-before="auto" style:column-width="4.734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1" style:family="table-column">
      <style:table-column-properties fo:break-before="auto" style:column-width="5.345cm"/>
    </style:style>
    <style:style style:name="co102" style:family="table-column">
      <style:table-column-properties fo:break-before="auto" style:column-width="3.076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1.554cm"/>
    </style:style>
    <style:style style:name="co109" style:family="table-column">
      <style:table-column-properties fo:break-before="auto" style:column-width="2.08cm"/>
    </style:style>
    <style:style style:name="co110" style:family="table-column">
      <style:table-column-properties fo:break-before="auto" style:column-width="1.954cm"/>
    </style:style>
    <style:style style:name="co111" style:family="table-column">
      <style:table-column-properties fo:break-before="auto" style:column-width="1.386cm"/>
    </style:style>
    <style:style style:name="co112" style:family="table-column">
      <style:table-column-properties fo:break-before="auto" style:column-width="1.928cm"/>
    </style:style>
    <style:style style:name="co113" style:family="table-column">
      <style:table-column-properties fo:break-before="auto" style:column-width="1.365cm"/>
    </style:style>
    <style:style style:name="co114" style:family="table-column">
      <style:table-column-properties fo:break-before="auto" style:column-width="1.584cm"/>
    </style:style>
    <style:style style:name="co115" style:family="table-column">
      <style:table-column-properties fo:break-before="auto" style:column-width="5.101cm"/>
    </style:style>
    <style:style style:name="co116" style:family="table-column">
      <style:table-column-properties fo:break-before="auto" style:column-width="3.304cm"/>
    </style:style>
    <style:style style:name="co117" style:family="table-column">
      <style:table-column-properties fo:break-before="auto" style:column-width="1.284cm"/>
    </style:style>
    <style:style style:name="co118" style:family="table-column">
      <style:table-column-properties fo:break-before="auto" style:column-width="1.831cm"/>
    </style:style>
    <style:style style:name="co119" style:family="table-column">
      <style:table-column-properties fo:break-before="auto" style:column-width="1.713cm"/>
    </style:style>
    <style:style style:name="co120" style:family="table-column">
      <style:table-column-properties fo:break-before="auto" style:column-width="2.286cm"/>
    </style:style>
    <style:style style:name="co121" style:family="table-column">
      <style:table-column-properties fo:break-before="auto" style:column-width="3.052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46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78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7" style:family="table-cell" style:parent-style-name="Default">
      <style:table-cell-properties fo:border="none" style:vertical-align="middle"/>
      <style:text-properties style:font-name="Avenir1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57" style:family="table-cell" style:parent-style-name="Default">
      <style:table-cell-properties fo:background-color="#ff0000"/>
    </style:style>
    <style:style style:name="ce17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59" style:family="table-cell" style:parent-style-name="Default">
      <style:table-cell-properties style:vertical-align="middle"/>
      <style:text-properties style:font-name="Avenir"/>
    </style:style>
    <style:style style:name="ce176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ackground-color="transparent" style:vertical-align="middle"/>
      <style:text-properties style:font-name="Avenir"/>
    </style:style>
    <style:style style:name="ce17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70" style:family="table-cell" style:parent-style-name="Default">
      <style:table-cell-properties style:vertical-align="middle"/>
      <style:text-properties style:use-window-font-color="true" style:font-name="Avenir"/>
    </style:style>
    <style:style style:name="ce177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6" style:family="table-cell" style:parent-style-name="Default">
      <style:table-cell-properties fo:wrap-option="no-wrap" style:vertical-align="middle"/>
    </style:style>
    <style:style style:name="ce1777" style:family="table-cell" style:parent-style-name="Default">
      <style:table-cell-properties fo:wrap-option="wrap" style:vertical-align="middle"/>
    </style:style>
    <style:style style:name="ce1778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8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81" style:family="table-cell" style:parent-style-name="Default" style:data-style-name="N100">
      <style:text-properties style:font-name="Avenir1" fo:font-weight="bold"/>
    </style:style>
    <style:style style:name="ce178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83" style:family="table-cell" style:parent-style-name="Default" style:data-style-name="N100">
      <style:text-properties style:font-name="Avenir1" fo:font-weight="normal"/>
    </style:style>
    <style:style style:name="ce178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5" style:family="table-cell" style:parent-style-name="Default" style:data-style-name="N100">
      <style:text-properties fo:color="#ff0000" style:font-name="Avenir1" fo:font-weight="bold"/>
    </style:style>
    <style:style style:name="ce178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9" style:family="table-cell" style:parent-style-name="Default">
      <style:text-properties style:font-name="Avenir1" fo:font-weight="normal"/>
    </style:style>
    <style:style style:name="ce196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3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58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5" style:family="table-cell" style:parent-style-name="Default">
      <style:table-cell-properties style:vertical-align="middle"/>
      <style:text-properties fo:color="#c9211e" style:font-name="Avenir1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7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86" style:family="table-cell" style:parent-style-name="Default">
      <style:table-cell-properties fo:border="0.74pt solid #000000" style:vertical-align="middle"/>
    </style:style>
    <style:style style:name="ce7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4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5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49" style:family="table-cell" style:parent-style-name="Default">
      <style:text-properties style:font-name="Avenir" fo:font-style="normal" style:font-style-asian="normal" style:font-style-complex="normal"/>
    </style:style>
    <style:style style:name="ce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1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1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61" style:family="table-cell" style:parent-style-name="Default">
      <style:table-cell-properties fo:background-color="#ff0000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90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5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8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9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20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4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4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5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5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Avenir1"/>
    </style:style>
    <style:style style:name="T5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96" style:family="text">
      <style:text-properties fo:color="#ff0000" loext:opacity="100%" fo:font-weight="bold" style:font-weight-asian="bold" style:font-weight-complex="bold"/>
    </style:style>
    <style:style style:name="T9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9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38" style:family="text">
      <style:text-properties fo:font-size="7pt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style:font-name="Avenir1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fo:font-size="10pt" fo:font-weight="bold" style:font-size-asian="10pt" style:font-size-complex="10pt" style:font-weight-asian="bold" style:font-weight-complex="bold"/>
    </style:style>
    <style:style style:name="T64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6" style:family="text">
      <style:text-properties fo:font-size="10pt" style:font-size-asian="10pt" style:font-size-complex="10pt" fo:font-weight="bold" style:font-weight-asian="bold" style:font-weight-complex="bold"/>
    </style:style>
    <style:style style:name="T6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9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5" style:family="text">
      <style:text-properties fo:color="#bf0041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7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1"/>
          <table:table-cell table:style-name="ce143" office:value-type="string" calcext:value-type="string">
            <text:p>MP</text:p>
          </table:table-cell>
          <table:table-cell table:style-name="ce52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8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8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8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8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8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8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8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8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8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8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5">Primer képzettségek </text:span><text:span text:style-name="T3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42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32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7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2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32">Harci fortélyok </text:span><text:span text:style-name="T33"> </text:span><text:span text:style-name="T3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7" table:content-validation-name="val22" office:value-type="float" office:value="3" calcext:value-type="float">
            <text:p>3</text:p>
          </table:table-cell>
          <table:table-cell table:style-name="ce399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7" table:content-validation-name="val23" office:value-type="float" office:value="4" calcext:value-type="float">
            <text:p>4</text:p>
          </table:table-cell>
          <table:table-cell table:style-name="ce399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7" table:content-validation-name="val24" office:value-type="float" office:value="1" calcext:value-type="float">
            <text:p>1</text:p>
          </table:table-cell>
          <table:table-cell table:style-name="ce399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7" table:content-validation-name="val25" office:value-type="float" office:value="2" calcext:value-type="float">
            <text:p>2</text:p>
          </table:table-cell>
          <table:table-cell table:style-name="ce399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7" table:content-validation-name="val26" office:value-type="float" office:value="2" calcext:value-type="float">
            <text:p>2</text:p>
          </table:table-cell>
          <table:table-cell table:style-name="ce399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7" table:content-validation-name="val27" office:value-type="float" office:value="3" calcext:value-type="float">
            <text:p>3</text:p>
          </table:table-cell>
          <table:table-cell table:style-name="ce399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7" table:content-validation-name="val28" office:value-type="float" office:value="1" calcext:value-type="float">
            <text:p>1</text:p>
          </table:table-cell>
          <table:table-cell table:style-name="ce399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1" table:number-columns-spanned="3" table:number-rows-spanned="1"/>
          <table:covered-table-cell table:number-columns-repeated="2" table:style-name="ce532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29"/>
          <table:table-cell table:style-name="ce399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399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399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2" table:content-validation-name="val52" table:number-columns-spanned="3" table:number-rows-spanned="1"/>
          <table:covered-table-cell table:number-columns-repeated="2" table:style-name="ce532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24"/>
          <table:table-cell table:style-name="ce5"/>
          <table:table-cell table:style-name="ce502" table:content-validation-name="val53" office:value-type="string" calcext:value-type="string">
            <text:p>Szakma:</text:p>
          </table:table-cell>
          <table:table-cell table:style-name="ce534" table:content-validation-name="val60" table:number-columns-spanned="2" table:number-rows-spanned="1"/>
          <table:covered-table-cell table:style-name="ce534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2" table:content-validation-name="val53" office:value-type="string" calcext:value-type="string">
            <text:p>Szakma:</text:p>
          </table:table-cell>
          <table:table-cell table:style-name="ce534" table:content-validation-name="val60" table:number-columns-spanned="2" table:number-rows-spanned="1"/>
          <table:covered-table-cell table:style-name="ce534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2" table:content-validation-name="val53" office:value-type="string" calcext:value-type="string">
            <text:p>Szakma:</text:p>
          </table:table-cell>
          <table:table-cell table:style-name="ce534" table:content-validation-name="val60" table:number-columns-spanned="2" table:number-rows-spanned="1"/>
          <table:covered-table-cell table:style-name="ce534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4"/>
          <table:covered-table-cell table:style-name="Default"/>
          <table:table-cell table:style-name="ce585" office:value-type="string" calcext:value-type="string" table:number-columns-spanned="2" table:number-rows-spanned="1">
            <text:p>Fok</text:p>
          </table:table-cell>
          <table:covered-table-cell table:style-name="ce585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6" table:content-validation-name="val63" office:value-type="string" calcext:value-type="string" table:number-columns-spanned="2" table:number-rows-spanned="1">
            <text:p>alap</text:p>
          </table:table-cell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6" table:content-validation-name="val32"/>
          <table:table-cell table:style-name="ce38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6" table:content-validation-name="val63" table:number-columns-spanned="2" table:number-rows-spanned="1"/>
          <table:covered-table-cell table:style-name="ce586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87" table:content-validation-name="val32"/>
          <table:table-cell table:style-name="ce387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87" table:content-validation-name="val63" table:number-columns-spanned="2" table:number-rows-spanned="1"/>
          <table:covered-table-cell table:style-name="ce58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3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795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297"/>
          <table:covered-table-cell table:number-columns-repeated="5" table:style-name="ce297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297" table:number-columns-spanned="7" table:number-rows-spanned="1"/>
          <table:covered-table-cell table:number-columns-repeated="6" table:style-name="ce297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7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97" table:number-columns-spanned="6" table:number-rows-spanned="1"/>
          <table:covered-table-cell table:number-columns-repeated="5" table:style-name="ce297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812" office:value-type="string" calcext:value-type="string" table:number-columns-spanned="3" table:number-rows-spanned="1">
            <text:p>Származás</text:p>
          </table:table-cell>
          <table:covered-table-cell table:style-name="ce812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7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97" table:content-validation-name="val53" table:number-columns-spanned="6" table:number-rows-spanned="1"/>
          <table:covered-table-cell table:number-columns-repeated="5" table:style-name="ce297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2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7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786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786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2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67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399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4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399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48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399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48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399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764" table:content-validation-name="val81" table:number-columns-spanned="3" table:number-rows-spanned="1"/>
          <table:covered-table-cell table:style-name="ce787" table:content-validation-name="val81"/>
          <table:covered-table-cell table:style-name="ce787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31" table:content-validation-name="val53"/>
          <table:covered-table-cell/>
          <table:table-cell table:style-name="ce531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788" table:content-validation-name="val81"/>
          <table:covered-table-cell table:style-name="ce78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786"/>
          <table:table-cell table:style-name="ce522" table:content-validation-name="val85" office:value-type="float" office:value="3" calcext:value-type="float">
            <text:p>3</text:p>
          </table:table-cell>
          <table:table-cell table:style-name="ce823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787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787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64" table:content-validation-name="val83" table:number-columns-spanned="2" table:number-rows-spanned="1"/>
          <table:covered-table-cell table:style-name="ce786"/>
          <table:table-cell table:style-name="ce787" table:content-validation-name="val87"/>
          <table:table-cell table:style-name="ce787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7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673" office:value-type="string" calcext:value-type="string" table:number-columns-spanned="2" table:number-rows-spanned="1">
            <text:p>Hely</text:p>
          </table:table-cell>
          <table:covered-table-cell table:style-name="ce786"/>
          <table:table-cell table:style-name="ce70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86"/>
          <table:table-cell table:style-name="ce527" table:content-validation-name="val88" office:value-type="float" office:value="3" calcext:value-type="float">
            <text:p>3</text:p>
          </table:table-cell>
          <table:table-cell table:style-name="ce823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673" office:value-type="string" calcext:value-type="string" table:number-columns-spanned="2" table:number-rows-spanned="1">
            <text:p>Név</text:p>
          </table:table-cell>
          <table:covered-table-cell table:style-name="ce70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64" table:content-validation-name="val53" table:number-columns-spanned="2" table:number-rows-spanned="1"/>
          <table:covered-table-cell table:style-name="ce786" table:content-validation-name="val53"/>
          <table:table-cell table:style-name="ce787" table:content-validation-name="val89"/>
          <table:table-cell table:style-name="ce787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788" table:content-validation-name="val89"/>
          <table:table-cell table:style-name="ce788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49"/>
        <table:table-column table:style-name="co49" table:default-cell-style-name="ce949"/>
        <table:table-column table:style-name="co50" table:default-cell-style-name="ce949"/>
        <table:table-column table:style-name="co51" table:default-cell-style-name="ce949"/>
        <table:table-column table:style-name="co52" table:number-columns-repeated="2" table:default-cell-style-name="ce949"/>
        <table:table-column table:style-name="co53" table:number-columns-repeated="3" table:default-cell-style-name="ce949"/>
        <table:table-column table:style-name="co59" table:default-cell-style-name="ce949"/>
        <table:table-column table:style-name="co14" table:default-cell-style-name="ce949"/>
        <table:table-column table:style-name="co60" table:default-cell-style-name="ce949"/>
        <table:table-column table:style-name="co61" table:default-cell-style-name="ce949"/>
        <table:table-column table:style-name="co62" table:default-cell-style-name="ce949"/>
        <table:table-column table:style-name="co63" table:default-cell-style-name="ce949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49"/>
        <table:table-column table:style-name="co14" table:number-columns-repeated="16128" table:default-cell-style-name="ce94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7"/>
          <table:covered-table-cell table:number-columns-repeated="5" table:style-name="ce959"/>
          <table:covered-table-cell table:number-columns-repeated="2" table:style-name="ce847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4">
          <table:table-cell table:style-name="ce847"/>
          <table:table-cell table:style-name="ce847" table:number-columns-spanned="6" table:number-rows-spanned="1"/>
          <table:covered-table-cell table:number-columns-repeated="5" table:style-name="ce847"/>
          <table:table-cell table:style-name="ce847" table:number-columns-repeated="8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5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1" table:content-validation-name="val129" office:value-type="string" calcext:value-type="string">
            <text:p>Módosítók</text:p>
          </table:table-cell>
          <table:table-cell table:style-name="ce951" table:content-validation-name="val136" office:value-type="string" calcext:value-type="string">
            <text:p>Összesen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 table:style-name="ce847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03" table:content-validation-name="val119" office:value-type="float" office:value="10" calcext:value-type="float">
            <text:p>10</text:p>
          </table:table-cell>
          <table:table-cell table:style-name="ce1003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80" table:content-validation-name="val137" table:formula="of:=[.C4]+[.D4]" office:value-type="float" office:value="15" calcext:value-type="float">
            <text:p>15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 table:style-name="ce847"/>
          <table:table-cell table:style-name="ce1171" table:content-validation-name="val160" table:formula="of:=[Data.K20]*[Alapértékek.D8]" office:value-type="float" office:value="30" calcext:value-type="float">
            <text:p>3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03" table:content-validation-name="val119" office:value-type="float" office:value="20" calcext:value-type="float">
            <text:p>20</text:p>
          </table:table-cell>
          <table:table-cell table:style-name="ce1003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1080" table:content-validation-name="val138" table:formula="of:=[.C5]+[.B5]+[.D5]" office:value-type="float" office:value="20" calcext:value-type="float">
            <text:p>20</text:p>
          </table:table-cell>
          <table:table-cell table:style-name="ce847" table:number-columns-repeated="5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03" table:content-validation-name="val119" office:value-type="float" office:value="120" calcext:value-type="float">
            <text:p>120</text:p>
          </table:table-cell>
          <table:table-cell table:style-name="ce1003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1080" table:content-validation-name="val139" table:formula="of:=[.C6]+[.B6]+[.D6]" office:value-type="float" office:value="120" calcext:value-type="float">
            <text:p>120</text:p>
          </table:table-cell>
          <table:table-cell table:style-name="ce847" table:number-columns-repeated="5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7">
          <table:table-cell table:style-name="ce847"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 table:style-name="ce847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47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03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1080" table:content-validation-name="val140" table:formula="of:=[.C8]+[.B8]+[.D8]" office:value-type="float" office:value="-30" calcext:value-type="float">
            <text:p>-30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 table:style-name="ce847"/>
          <table:table-cell table:style-name="ce1171" table:content-validation-name="val161" table:formula="of:=[Data.K23]*[Alapértékek.$D$8]" office:value-type="float" office:value="20" calcext:value-type="float">
            <text:p>2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47" table:number-columns-spanned="9" table:number-rows-spanned="1"/>
          <table:covered-table-cell table:number-columns-repeated="5" table:style-name="ce959"/>
          <table:covered-table-cell table:number-columns-repeated="3" table:style-name="ce847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847"/>
          <table:table-cell table:style-name="ce105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847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 table:style-name="ce847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53"/>
          <table:table-cell table:style-name="ce853" table:number-columns-spanned="6" table:number-rows-spanned="1"/>
          <table:covered-table-cell table:number-columns-repeated="5" table:style-name="ce853"/>
          <table:table-cell table:style-name="ce853" table:number-columns-repeated="8"/>
          <table:table-cell table:style-name="ce840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7"/>
          <table:table-cell/>
          <table:table-cell table:style-name="ce847" table:number-columns-repeated="4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1" table:content-validation-name="val121" office:value-type="string" calcext:value-type="string">
            <text:p>Szint</text:p>
          </table:table-cell>
          <table:table-cell table:style-name="ce1011" office:value-type="string" calcext:value-type="string">
            <text:p>KÉ</text:p>
          </table:table-cell>
          <table:table-cell table:style-name="ce1011" office:value-type="string" calcext:value-type="string">
            <text:p>TÉ/CÉ</text:p>
          </table:table-cell>
          <table:table-cell table:style-name="ce1011" office:value-type="string" calcext:value-type="string">
            <text:p>VÉ</text:p>
          </table:table-cell>
          <table:table-cell table:style-name="ce1011" table:content-validation-name="val147" office:value-type="string" calcext:value-type="string">
            <text:p>Harckeret</text:p>
          </table:table-cell>
          <table:table-cell table:style-name="ce101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47" table:number-columns-repeated="2"/>
          <table:table-cell table:number-columns-repeated="2"/>
          <table:table-cell table:style-name="ce847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8">
          <table:table-cell table:style-name="ce853" table:number-columns-spanned="9" table:number-rows-spanned="1"/>
          <table:covered-table-cell table:number-columns-repeated="7" table:style-name="ce853"/>
          <table:covered-table-cell table:style-name="ce1177"/>
          <table:table-cell table:style-name="ce85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3"/>
          <table:covered-table-cell table:number-columns-repeated="5" table:style-name="ce580"/>
          <table:covered-table-cell table:style-name="ce963"/>
          <table:covered-table-cell table:style-name="ce112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62" table:content-validation-name="val53" office:value-type="string" calcext:value-type="string">
            <text:p>Fegyver</text:p>
          </table:table-cell>
          <table:table-cell table:style-name="ce964" table:content-validation-name="val53" office:value-type="string" calcext:value-type="string">
            <text:p>Sebesség</text:p>
          </table:table-cell>
          <table:table-cell table:style-name="ce101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4" office:value-type="string" calcext:value-type="string">
            <text:p>SP</text:p>
          </table:table-cell>
          <table:table-cell table:style-name="ce1014" office:value-type="string" calcext:value-type="string" table:number-columns-spanned="2" table:number-rows-spanned="1">
            <text:p>Komment</text:p>
          </table:table-cell>
          <table:covered-table-cell table:style-name="ce966"/>
          <table:table-cell table:style-name="ce853"/>
          <table:table-cell table:style-name="ce840"/>
          <table:table-cell table:number-columns-repeated="2"/>
          <table:table-cell table:style-name="ce840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21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21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21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9"/>
          <table:table-cell table:style-name="ce959" table:number-columns-repeated="2"/>
          <table:table-cell table:style-name="ce1095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5">
          <table:table-cell table:style-name="ce8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8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1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21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21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4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72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872" table:number-columns-spanned="2" table:number-rows-spanned="1"/>
          <table:covered-table-cell table:style-name="ce872"/>
          <table:table-cell table:style-name="ce835"/>
          <table:table-cell table:style-name="Default" table:number-columns-repeated="3"/>
          <table:table-cell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6"/>
          <table:table-cell table:style-name="ce853"/>
          <table:table-cell table:style-name="Default" table:number-columns-repeated="3"/>
          <table:table-cell table:style-name="ce840"/>
          <table:table-cell table:style-name="ce959" table:number-columns-repeated="2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62" table:content-validation-name="val98" office:value-type="string" calcext:value-type="string">
            <text:p>Távolsági fegyver</text:p>
          </table:table-cell>
          <table:table-cell table:style-name="ce964" table:content-validation-name="val53" office:value-type="string" calcext:value-type="string">
            <text:p>Sebesség</text:p>
          </table:table-cell>
          <table:table-cell table:style-name="ce101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4" office:value-type="string" calcext:value-type="string">
            <text:p>SP</text:p>
          </table:table-cell>
          <table:table-cell table:style-name="ce1014" office:value-type="string" calcext:value-type="string" table:number-columns-spanned="2" table:number-rows-spanned="1">
            <text:p>Hatótáv + Komment</text:p>
          </table:table-cell>
          <table:covered-table-cell table:style-name="ce966"/>
          <table:table-cell table:style-name="ce853"/>
          <table:table-cell table:style-name="Default" table:number-columns-repeated="3"/>
          <table:table-cell table:style-name="ce840"/>
          <table:table-cell table:style-name="ce847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86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21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21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21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7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5">
          <table:table-cell table:style-name="ce870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21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21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21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7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9"/>
          <table:covered-table-cell/>
          <table:covered-table-cell table:style-name="ce847"/>
          <table:covered-table-cell table:style-name="ce794"/>
          <table:table-cell table:style-name="ce847"/>
          <table:table-cell table:style-name="Default" table:number-columns-repeated="3"/>
          <table:table-cell table:style-name="ce847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4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40">
          <table:table-cell table:style-name="ce451" table:content-validation-name="val100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963" table:content-validation-name="val109"/>
          <table:table-cell table:style-name="ce964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47"/>
          <table:table-cell table:style-name="ce84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21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115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4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21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7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7"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8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21" table:content-validation-name="val149" table:formula="of:=[.G29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799"/>
          <table:table-cell table:style-name="ce84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1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23" table:content-validation-name="val149" table:formula="of:=[.G30]" office:value-type="string" office:string-value="N/A" calcext:value-type="string">
            <text:p>N/A</text:p>
          </table:table-cell>
          <table:table-cell table:style-name="ce1151" table:number-columns-spanned="2" table:number-rows-spanned="1"/>
          <table:covered-table-cell table:style-name="ce803"/>
          <table:table-cell table:style-name="ce84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4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4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1126" table:number-columns-spanned="3" table:number-rows-spanned="1"/>
          <table:covered-table-cell table:number-columns-repeated="2" table:style-name="ce1151"/>
          <table:table-cell table:style-name="ce84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6" table:content-validation-name="val153"/>
          <table:covered-table-cell table:style-name="ce1151"/>
          <table:covered-table-cell table:style-name="ce847"/>
          <table:table-cell table:style-name="ce84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7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66"/>
          <table:table-cell table:style-name="ce847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7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53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3"/>
          <table:table-cell/>
          <table:table-cell table:style-name="Default" table:number-columns-repeated="6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088" table:content-validation-name="val125" office:value-type="string" calcext:value-type="string">
            <text:p>Tám/kör</text:p>
          </table:table-cell>
          <table:table-cell table:style-name="ce1088" office:value-type="string" calcext:value-type="string">
            <text:p>KÉ</text:p>
          </table:table-cell>
          <table:table-cell table:style-name="ce1088" office:value-type="string" calcext:value-type="string">
            <text:p>TÉ</text:p>
          </table:table-cell>
          <table:table-cell table:style-name="ce108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5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983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98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54" office:value-type="string" calcext:value-type="string">
            <text:p>KÉ</text:p>
          </table:table-cell>
          <table:table-cell table:style-name="ce1262" office:value-type="string" calcext:value-type="string">
            <text:p>TÉ</text:p>
          </table:table-cell>
          <table:table-cell table:style-name="ce12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66" table:number-columns-repeated="2"/>
          <table:table-cell table:style-name="ce633"/>
          <table:table-cell table:style-name="ce966"/>
          <table:table-cell table:style-name="ce633" table:number-columns-repeated="3"/>
          <table:table-cell table:style-name="ce1034"/>
          <table:table-cell table:style-name="ce853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92" office:value-type="string" calcext:value-type="string">
            <text:p>Harckeret</text:p>
          </table:table-cell>
          <table:table-cell table:style-name="ce1092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92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85" table:number-columns-spanned="2" table:number-rows-spanned="1"/>
          <table:covered-table-cell table:style-name="ce985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54" office:value-type="string" calcext:value-type="string">
            <text:p>KÉ</text:p>
          </table:table-cell>
          <table:table-cell table:style-name="ce1262" office:value-type="string" calcext:value-type="string">
            <text:p>TÉ</text:p>
          </table:table-cell>
          <table:table-cell table:style-name="ce12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56" office:value-type="string" calcext:value-type="string">
            <text:p>Szúró</text:p>
          </table:table-cell>
          <table:table-cell table:style-name="ce1056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5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262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262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53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87" table:content-validation-name="val115" table:number-columns-spanned="2" table:number-rows-spanned="1"/>
          <table:covered-table-cell table:style-name="ce105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47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271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271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271" table:content-validation-name="val167" table:formula="of:=IF([.$B$53]&gt;0;[.O$60];0)" office:value-type="float" office:value="0" calcext:value-type="float">
            <text:p>0</text:p>
          </table:table-cell>
          <table:table-cell table:style-name="ce1271" table:formula="of:=[.P60]" office:value-type="float" office:value="0" calcext:value-type="float">
            <text:p>0</text:p>
          </table:table-cell>
          <table:table-cell table:style-name="ce907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987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4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87" table:content-validation-name="val117" table:number-columns-spanned="2" table:number-rows-spanned="1"/>
          <table:covered-table-cell table:style-name="ce987"/>
          <table:table-cell table:style-name="ce96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84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989" table:content-validation-name="val118" table:number-columns-spanned="2" table:number-rows-spanned="1"/>
          <table:covered-table-cell table:style-name="ce989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110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07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847" table:number-columns-repeated="2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853" table:number-columns-repeated="2"/>
          <table:table-cell table:number-columns-repeated="3"/>
          <table:table-cell table:style-name="ce853"/>
          <table:table-cell table:style-name="ce1177"/>
          <table:table-cell table:style-name="ce84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7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7" table:number-columns-repeated="6"/>
          <table:table-cell table:style-name="ce893"/>
          <table:table-cell table:style-name="ce633"/>
          <table:table-cell table:style-name="ce1057" table:number-columns-repeated="238"/>
          <table:table-cell table:style-name="ce84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66"/>
          <table:table-cell table:style-name="ce710"/>
          <table:table-cell table:style-name="ce773"/>
          <table:table-cell table:style-name="ce90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68"/>
          <table:table-cell table:style-name="ce716"/>
          <table:table-cell table:style-name="ce777"/>
          <table:table-cell table:style-name="ce903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5"/>
          <table:table-cell table:style-name="ce719"/>
          <table:table-cell table:style-name="ce778"/>
          <table:table-cell table:style-name="ce904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6"/>
          <table:table-cell table:style-name="ce725"/>
          <table:table-cell table:style-name="ce780"/>
          <table:table-cell table:style-name="ce911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7"/>
          <table:table-cell table:style-name="ce727"/>
          <table:table-cell table:style-name="ce781"/>
          <table:table-cell table:style-name="ce912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7"/>
          <table:covered-table-cell table:style-name="ce825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7"/>
          <table:table-cell table:style-name="ce847" table:number-columns-repeated="6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>
          <table:table-cell table:style-name="ce847"/>
          <table:table-cell table:style-name="ce556"/>
          <table:table-cell table:style-name="ce847" table:number-columns-repeated="13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 table:number-rows-repeated="65465">
          <table:table-cell table:style-name="ce847" table:number-columns-repeated="15"/>
          <table:table-cell table:style-name="ce959"/>
          <table:table-cell table:style-name="ce633"/>
          <table:table-cell table:style-name="ce847" table:number-columns-repeated="239"/>
          <table:table-cell table:number-columns-repeated="16128"/>
        </table:table-row>
        <table:table-row table:style-name="ro2" table:number-rows-repeated="9">
          <table:table-cell table:style-name="ce84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297"/>
        <table:table-column table:style-name="co67" table:default-cell-style-name="ce297"/>
        <table:table-column table:style-name="co68" table:default-cell-style-name="ce297"/>
        <table:table-column table:style-name="co84" table:default-cell-style-name="ce297"/>
        <table:table-column table:style-name="co85" table:default-cell-style-name="ce297"/>
        <table:table-column table:style-name="co86" table:default-cell-style-name="ce297"/>
        <table:table-column table:style-name="co87" table:default-cell-style-name="ce297"/>
        <table:table-column table:style-name="co88" table:default-cell-style-name="ce297"/>
        <table:table-column table:style-name="co89" table:default-cell-style-name="ce297"/>
        <table:table-column table:style-name="co90" table:default-cell-style-name="ce297"/>
        <table:table-column table:style-name="co91" table:default-cell-style-name="ce297"/>
        <table:table-column table:style-name="co41" table:number-columns-repeated="2" table:default-cell-style-name="ce297"/>
        <table:table-column table:style-name="co92" table:default-cell-style-name="ce609"/>
        <table:table-column table:style-name="co93" table:default-cell-style-name="ce297"/>
        <table:table-column table:style-name="co37" table:number-columns-repeated="2" table:default-cell-style-name="ce297"/>
        <table:table-column table:style-name="co94" table:default-cell-style-name="ce297"/>
        <table:table-column table:style-name="co95" table:default-cell-style-name="ce609"/>
        <table:table-column table:style-name="co96" table:default-cell-style-name="ce609"/>
        <table:table-column table:style-name="co37" table:number-columns-repeated="236" table:default-cell-style-name="ce297"/>
        <table:table-column table:style-name="co14" table:number-columns-repeated="16128" table:default-cell-style-name="ce29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42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39">Tradíció képzettségek </text:span><text:span text:style-name="T4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9">Arkánum képzettségek </text:span><text:span text:style-name="T4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532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532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17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41">Pszi alkalmazás (fortély) </text:span><text:span text:style-name="T4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368" office:value-type="string" calcext:value-type="string">
            <text:p>Max</text:p>
          </table:table-cell>
          <table:table-cell table:style-name="ce368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39">Pszí-iskola (képzettség) </text:span><text:span text:style-name="T4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531"/>
          <table:table-cell table:style-name="ce53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346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532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17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1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8" table:number-columns-spanned="4" table:number-rows-spanned="1"/>
          <table:covered-table-cell table:number-columns-repeated="3" table:style-name="ce1378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8" table:number-columns-spanned="4" table:number-rows-spanned="1"/>
          <table:covered-table-cell table:number-columns-repeated="3" table:style-name="ce1378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43">
          <table:table-cell table:style-name="ce1360" table:content-validation-name="val53" table:number-columns-spanned="13" table:number-rows-spanned="1"/>
          <table:covered-table-cell table:number-columns-repeated="11" table:style-name="ce1360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297"/>
        <table:table-column table:style-name="co37" table:number-columns-repeated="4" table:default-cell-style-name="ce297"/>
        <table:table-column table:style-name="co56" table:default-cell-style-name="ce297"/>
        <table:table-column table:style-name="co57" table:default-cell-style-name="ce297"/>
        <table:table-column table:style-name="co37" table:number-columns-repeated="6" table:default-cell-style-name="ce297"/>
        <table:table-column table:style-name="co58" table:default-cell-style-name="ce297"/>
        <table:table-column table:style-name="co37" table:number-columns-repeated="241" table:default-cell-style-name="ce297"/>
        <table:table-column table:style-name="co14" table:number-columns-repeated="16128" table:default-cell-style-name="ce297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61">Nagyon</text:span><text:span text:style-name="T6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63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59"> </text:span><text:span text:style-name="T60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64">MK, KF</text:span><text:span text:style-name="T65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64">KF</text:span><text:span text:style-name="T65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6">+2</text:span></text:p>
            <text:p><text:span text:style-name="T19">- Zúzó fegyverek ellen VÉ büntetés: </text:span><text:span text:style-name="T66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,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,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,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67">Maximális hatótávolsága: </text:span><text:span text:style-name="T68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58">Automatikusan jár rá a</text:span></text:p>
            <text:p><text:span text:style-name="T58">Közeli lövés fortélynál leírt +10CÉ bónusz</text:span></text:p>
            <text:p><text:span text:style-name="T58">Ha a célpont Cellaszáma 1.</text:span></text:p>
            <text:p><text:span text:style-name="T58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69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69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70">* Halálos hatása csak aquir kézben érvényesül</text:span></text:p>
            <text:p><text:span text:style-name="T70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530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30"/>
          <table:covered-table-cell table:style-name="ce617"/>
          <table:covered-table-cell table:style-name="ce1730"/>
          <table:covered-table-cell table:style-name="ce1449"/>
          <table:covered-table-cell table:style-name="ce260"/>
          <table:covered-table-cell table:style-name="ce617"/>
          <table:covered-table-cell table:style-name="ce173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30"/>
          <table:table-cell table:style-name="ce617"/>
          <table:table-cell table:style-name="ce1730"/>
          <table:table-cell table:style-name="ce1449"/>
          <table:table-cell table:style-name="ce260"/>
          <table:table-cell table:style-name="ce617"/>
          <table:table-cell table:style-name="ce173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71">➖➖ </text:span><text:span text:style-name="T72">Harcmodorok </text:span><text:span text:style-name="T7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71">➖➖ </text:span><text:span text:style-name="T72">Mágia Szféra </text:span><text:span text:style-name="T73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6"/>
          <table:table-cell table:style-name="ce1545" office:value-type="string" calcext:value-type="string">
            <text:p><text:span text:style-name="T71">➖➖ </text:span><text:span text:style-name="T72">Anyag szféra </text:span><text:span text:style-name="T73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74">➖➖ Kiemelt</text:span><text:span text:style-name="T75"> </text:span><text:span text:style-name="T76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61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77"><text:a xlink:href="https://github.com/kaktusztea/km100/blob/master/md/kepzettsegek/osi_nyelv_ismerete.md" xlink:type="simple">Ősi nyelv ismerete</text:a></text:span><text:span text:style-name="T77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77"><text:a xlink:href="https://github.com/kaktusztea/km100/blob/master/md/kepzettsegek/szakma.md" xlink:type="simple">Szakma</text:a></text:span><text:span text:style-name="T77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297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790"/>
        <table:table-column table:style-name="co70" table:default-cell-style-name="ce1796"/>
        <table:table-column table:style-name="co71" table:default-cell-style-name="ce1790"/>
        <table:table-column table:style-name="co72" table:default-cell-style-name="ce1800"/>
        <table:table-column table:style-name="co14" table:default-cell-style-name="ce1790"/>
        <table:table-column table:style-name="co73" table:default-cell-style-name="ce1790"/>
        <table:table-column table:style-name="co74" table:default-cell-style-name="ce1790"/>
        <table:table-column table:style-name="co75" table:default-cell-style-name="ce1790"/>
        <table:table-column table:style-name="co76" table:default-cell-style-name="ce1790"/>
        <table:table-column table:style-name="co77" table:default-cell-style-name="ce1790"/>
        <table:table-column table:style-name="co78" table:default-cell-style-name="ce1790"/>
        <table:table-column table:style-name="co79" table:default-cell-style-name="ce1790"/>
        <table:table-column table:style-name="co80" table:default-cell-style-name="ce1790"/>
        <table:table-column table:style-name="co14" table:number-columns-repeated="16371" table:default-cell-style-name="ce1790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790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1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71">➖➖➖ </text:span><text:span text:style-name="T83">Származás </text:span><text:span text:style-name="T8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7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71">➖➖➖ </text:span><text:span text:style-name="T83">Jellem, fóbiák, hobbik </text:span><text:span text:style-name="T8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71">➖➖➖ </text:span><text:span text:style-name="T83">Küllem, fizikum </text:span><text:span text:style-name="T84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0" office:value-type="string" calcext:value-type="string">
            <text:p><text:span text:style-name="T71">➖➖➖ </text:span><text:span text:style-name="T80">Faj nyelvek </text:span><text:span text:style-name="T81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0" office:value-type="string" calcext:value-type="string">
            <text:p><text:span text:style-name="T71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90" office:value-type="string" calcext:value-type="string">
            <text:p><text:span text:style-name="T71">➖➖➖ Speciális</text:span><text:span text:style-name="T80"> nyelvek </text:span><text:span text:style-name="T81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71">➖➖➖➖ Karmák</text:span><text:span text:style-name="T83"> </text:span><text:span text:style-name="T8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812"/>
        </table:table-row>
        <table:table-row table:style-name="ro1">
          <table:table-cell table:style-name="ce1811" office:value-type="string" calcext:value-type="string">
            <text:p>V8.3.2</text:p>
          </table:table-cell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1</text:p>
          </table:table-cell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2" office:value-type="string" calcext:value-type="string">
            <text:p>* Szakma lista</text:p>
          </table:table-cell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0</text:p>
          </table:table-cell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2.6</text:p>
          </table:table-cell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85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86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87">→ </text:span><text:span text:style-name="T88">lefelé</text:span><text:span text:style-name="T87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8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8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58"> </text:span><text:span text:style-name="T89">→</text:span><text:span text:style-name="T58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58">  </text:span><text:span text:style-name="T89">→</text:span><text:span text:style-name="T58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58">  </text:span><text:span text:style-name="T89">→</text:span><text:span text:style-name="T58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58">  </text:span><text:span text:style-name="T89">→</text:span><text:span text:style-name="T58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790"/>
        <table:table-column table:style-name="co109" table:default-cell-style-name="ce1790"/>
        <table:table-column table:style-name="co110" table:default-cell-style-name="ce1790"/>
        <table:table-column table:style-name="co111" table:default-cell-style-name="ce1790"/>
        <table:table-column table:style-name="co110" table:default-cell-style-name="ce1790"/>
        <table:table-column table:style-name="co67" table:default-cell-style-name="ce1790"/>
        <table:table-column table:style-name="co112" table:default-cell-style-name="ce1790"/>
        <table:table-column table:style-name="co113" table:default-cell-style-name="ce1790"/>
        <table:table-column table:style-name="co114" table:default-cell-style-name="ce1790"/>
        <table:table-column table:style-name="co115" table:default-cell-style-name="ce1790"/>
        <table:table-column table:style-name="co116" table:default-cell-style-name="ce1790"/>
        <table:table-column table:style-name="co117" table:default-cell-style-name="ce1790"/>
        <table:table-column table:style-name="co49" table:default-cell-style-name="ce1790"/>
        <table:table-column table:style-name="co118" table:default-cell-style-name="ce1790"/>
        <table:table-column table:style-name="co119" table:default-cell-style-name="ce1790"/>
        <table:table-column table:style-name="co120" table:default-cell-style-name="ce1790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56"/>
          <table:covered-table-cell table:style-name="ce1865"/>
          <table:covered-table-cell table:style-name="ce1873"/>
          <table:covered-table-cell table:style-name="ce1882"/>
          <table:covered-table-cell table:number-columns-repeated="6" table:style-name="ce1873"/>
          <table:covered-table-cell table:number-columns-repeated="3" table:style-name="ce1935"/>
          <table:covered-table-cell table:style-name="ce1873"/>
          <table:table-cell table:number-columns-repeated="240"/>
        </table:table-row>
        <table:table-row table:style-name="ro44">
          <table:table-cell table:style-name="ce1235"/>
          <table:table-cell table:style-name="ce1246"/>
          <table:table-cell table:style-name="ce1856"/>
          <table:table-cell table:style-name="ce1865"/>
          <table:table-cell table:style-name="ce1873"/>
          <table:table-cell table:style-name="ce1882"/>
          <table:table-cell table:style-name="ce1873" table:number-columns-repeated="6"/>
          <table:table-cell table:style-name="ce1935" table:number-columns-repeated="3"/>
          <table:table-cell table:style-name="ce1873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42" office:value-type="string" calcext:value-type="string">
            <text:p>Szint</text:p>
          </table:table-cell>
          <table:table-cell table:style-name="ce1842" office:value-type="string" calcext:value-type="string" table:number-columns-spanned="2" table:number-rows-spanned="1">
            <text:p>KP</text:p>
          </table:table-cell>
          <table:covered-table-cell table:style-name="ce184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4">
          <table:table-cell table:style-name="ce1831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90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46"/>
          <table:table-cell table:number-columns-repeated="240"/>
        </table:table-row>
        <table:table-row table:style-name="ro2">
          <table:table-cell table:style-name="ce183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846" office:value-type="float" office:value="0" calcext:value-type="float">
            <text:p>0</text:p>
          </table:table-cell>
          <table:table-cell table:style-name="ce1846" office:value-type="float" office:value="-10" calcext:value-type="float">
            <text:p>-10</text:p>
          </table:table-cell>
          <table:table-cell table:style-name="ce1846" office:value-type="float" office:value="-20" calcext:value-type="float">
            <text:p>-20</text:p>
          </table:table-cell>
          <table:table-cell table:style-name="ce184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45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31"/>
          <table:table-cell table:style-name="ce1845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31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46"/>
          <table:table-cell table:style-name="ce184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07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946" office:value-type="string" calcext:value-type="string">
            <text:p>Szint</text:p>
          </table:table-cell>
          <table:table-cell table:style-name="ce1946" office:value-type="string" calcext:value-type="string" table:number-columns-spanned="2" table:number-rows-spanned="1">
            <text:p>Átfogó</text:p>
          </table:table-cell>
          <table:covered-table-cell table:style-name="ce1946"/>
          <table:table-cell table:style-name="ce1946" office:value-type="string" calcext:value-type="string" table:number-columns-spanned="2" table:number-rows-spanned="1">
            <text:p>Átlagos</text:p>
          </table:table-cell>
          <table:covered-table-cell table:style-name="ce1946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07" office:value-type="string" calcext:value-type="string">
            <text:p>Erőbónusz</text:p>
          </table:table-cell>
          <table:table-cell table:style-name="ce1907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07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0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831"/>
          <table:table-cell table:number-columns-repeated="2"/>
          <table:table-cell table:style-name="ce18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1"/>
          <table:table-cell table:number-columns-repeated="2"/>
          <table:table-cell table:style-name="ce186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1"/>
          <table:table-cell table:number-columns-repeated="2"/>
          <table:table-cell table:style-name="ce186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46" office:value-type="string" calcext:value-type="string">
            <text:p>Erőbónusz</text:p>
          </table:table-cell>
          <table:table-cell table:style-name="ce184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8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1"/>
          <table:table-cell table:number-columns-repeated="2"/>
          <table:table-cell table:style-name="ce1851" office:value-type="string" calcext:value-type="string">
            <text:p>Fok</text:p>
          </table:table-cell>
          <table:table-cell table:style-name="ce185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31"/>
          <table:table-cell table:number-columns-repeated="2"/>
          <table:table-cell table:style-name="ce1846" office:value-type="float" office:value="0" calcext:value-type="float">
            <text:p>0</text:p>
          </table:table-cell>
          <table:table-cell table:style-name="ce18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46"/>
          <table:table-cell/>
          <table:table-cell table:style-name="ce185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1"/>
          <table:table-cell table:style-name="ce1485"/>
          <table:table-cell/>
          <table:table-cell table:style-name="ce184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46"/>
          <table:table-cell/>
          <table:table-cell table:style-name="ce1851" office:value-type="string" calcext:value-type="string">
            <text:p>Fok</text:p>
          </table:table-cell>
          <table:table-cell table:style-name="ce1851" office:value-type="string" calcext:value-type="string">
            <text:p>Sebesség bónusz</text:p>
          </table:table-cell>
          <table:table-cell table:style-name="ce185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1"/>
          <table:table-cell table:number-columns-repeated="2"/>
          <table:table-cell table:style-name="ce184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1"/>
          <table:table-cell table:number-columns-repeated="2"/>
          <table:table-cell table:style-name="ce184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1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1"/>
          <table:table-cell table:number-columns-repeated="4"/>
          <table:table-cell table:style-name="ce188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31"/>
          <table:table-cell table:style-name="ce1848" office:value-type="string" calcext:value-type="string" table:number-columns-spanned="2" table:number-rows-spanned="1">
            <text:p>Pajzs</text:p>
          </table:table-cell>
          <table:covered-table-cell/>
          <table:table-cell table:style-name="ce1848" office:value-type="string" calcext:value-type="string">
            <text:p>VÉ</text:p>
          </table:table-cell>
          <table:table-cell table:style-name="ce18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47" table:number-columns-repeated="4"/>
          <table:table-cell table:number-columns-repeated="243"/>
        </table:table-row>
        <table:table-row table:style-name="ro2">
          <table:table-cell table:style-name="ce183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2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47" table:number-columns-repeated="2"/>
          <table:table-cell table:number-columns-repeated="243"/>
        </table:table-row>
        <table:table-row table:style-name="ro2">
          <table:table-cell table:style-name="ce183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851" table:content-validation-name="val180" office:value-type="string" calcext:value-type="string">
            <text:p>Fok</text:p>
          </table:table-cell>
          <table:table-cell table:style-name="ce1851" table:content-validation-name="val180" office:value-type="string" calcext:value-type="string">
            <text:p>Bónusz</text:p>
          </table:table-cell>
          <table:table-cell table:style-name="ce959"/>
          <table:table-cell table:style-name="ce1942"/>
          <table:table-cell table:number-columns-repeated="243"/>
        </table:table-row>
        <table:table-row table:style-name="ro2">
          <table:table-cell table:style-name="ce183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59"/>
          <table:table-cell table:style-name="ce1942"/>
          <table:table-cell table:number-columns-repeated="243"/>
        </table:table-row>
        <table:table-row table:style-name="ro2">
          <table:table-cell table:style-name="ce183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59"/>
          <table:table-cell table:style-name="ce1942"/>
          <table:table-cell table:number-columns-repeated="243"/>
        </table:table-row>
        <table:table-row table:style-name="ro2">
          <table:table-cell table:style-name="ce1831"/>
          <table:table-cell table:number-columns-repeated="7"/>
          <table:table-cell table:style-name="ce1796"/>
          <table:table-cell table:style-name="ce959" table:number-columns-repeated="3"/>
          <table:table-cell table:style-name="ce1942"/>
          <table:table-cell table:number-columns-repeated="243"/>
        </table:table-row>
        <table:table-row table:style-name="ro2">
          <table:table-cell table:style-name="ce1831" table:content-validation-name="val53"/>
          <table:table-cell table:style-name="ce185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2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59" table:content-validation-name="val53"/>
          <table:table-cell table:style-name="ce959" table:content-validation-name="val53"/>
          <table:table-cell table:style-name="ce194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31" table:content-validation-name="val53"/>
          <table:table-cell table:style-name="ce1851" table:content-validation-name="val53" office:value-type="string" calcext:value-type="string" table:number-columns-spanned="2" table:number-rows-spanned="1">
            <text:p>Fok</text:p>
          </table:table-cell>
          <table:covered-table-cell table:style-name="ce847" table:content-validation-name="val53"/>
          <table:table-cell table:style-name="ce185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7" table:content-validation-name="val53"/>
          <table:table-cell table:content-validation-name="val53" table:number-columns-repeated="3"/>
          <table:table-cell table:style-name="ce1851" table:content-validation-name="val53" office:value-type="string" calcext:value-type="string">
            <text:p>Fegyver</text:p>
          </table:table-cell>
          <table:table-cell table:style-name="ce1851" table:content-validation-name="val53" office:value-type="string" calcext:value-type="string">
            <text:p>Mf Innen számít</text:p>
          </table:table-cell>
          <table:table-cell table:style-name="ce959" table:content-validation-name="val53"/>
          <table:table-cell table:style-name="ce1942" table:content-validation-name="val53"/>
          <table:table-cell table:style-name="ce1953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831" table:content-validation-name="val53"/>
          <table:table-cell table:style-name="ce184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70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59" table:content-validation-name="val53"/>
          <table:table-cell table:style-name="ce1942" table:content-validation-name="val53"/>
          <table:table-cell table:style-name="ce1953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831" table:content-validation-name="val53"/>
          <table:table-cell table:style-name="ce184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70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59" table:content-validation-name="val53"/>
          <table:table-cell table:style-name="ce1942" table:content-validation-name="val53"/>
          <table:table-cell table:style-name="ce1953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831" table:content-validation-name="val53"/>
          <table:table-cell table:style-name="ce184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70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959" table:content-validation-name="val53" table:number-columns-repeated="3"/>
          <table:table-cell table:style-name="ce1942" table:content-validation-name="val53"/>
          <table:table-cell table:style-name="ce1953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831" table:content-validation-name="val53"/>
          <table:table-cell table:style-name="ce184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70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59" table:content-validation-name="val53"/>
          <table:table-cell table:style-name="ce1942" table:content-validation-name="val53"/>
          <table:table-cell table:style-name="ce1953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831" table:content-validation-name="val53"/>
          <table:table-cell table:style-name="ce1845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59" table:content-validation-name="val53"/>
          <table:table-cell table:style-name="ce1942" table:content-validation-name="val53"/>
          <table:table-cell table:style-name="ce1953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47" table:content-validation-name="val53"/>
          <table:covered-table-cell table:style-name="ce959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71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71" table:content-validation-name="val53"/>
          <table:table-cell table:style-name="ce1871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871" table:content-validation-name="val53" office:value-type="string" calcext:value-type="string">
            <text:p>Szúró</text:p>
          </table:table-cell>
          <table:table-cell table:style-name="ce1871" table:content-validation-name="val53" office:value-type="string" calcext:value-type="string">
            <text:p>Vágó</text:p>
          </table:table-cell>
          <table:table-cell table:style-name="ce1871" table:content-validation-name="val53" office:value-type="string" calcext:value-type="string">
            <text:p>Zúzó</text:p>
          </table:table-cell>
          <table:table-cell table:style-name="ce1871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855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85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855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85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85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85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85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871" table:content-validation-name="val53" office:value-type="string" calcext:value-type="string">
            <text:p>SFÉ</text:p>
          </table:table-cell>
          <table:table-cell table:style-name="ce1871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71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1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953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831"/>
          <table:table-cell table:style-name="ce1845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953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831"/>
          <table:table-cell table:style-name="ce1845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953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831"/>
          <table:table-cell table:number-columns-repeated="8"/>
          <table:table-cell table:style-name="ce1796" table:number-columns-repeated="3"/>
          <table:table-cell table:style-name="ce1739"/>
          <table:table-cell table:style-name="ce1953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23:11:00.87022108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2T23:14:12.869731350</dc:date>
    <meta:editing-cycles>555</meta:editing-cycles>
    <meta:editing-duration>P3DT20H4M25S</meta:editing-duration>
    <meta:document-statistic meta:table-count="11" meta:cell-count="321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